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ohit Hindi3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Droid Sans Fallback1" svg:font-family="'Droid Sans Fallback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202156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7339" officeooo:paragraph-rsid="00327339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7339" officeooo:paragraph-rsid="004079ce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3bfbf1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Ubuntu Mono" fo:font-size="10pt" fo:language="ru" fo:country="RU" officeooo:rsid="004079ce" officeooo:paragraph-rsid="004079ce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Ubuntu Mono" fo:font-size="10pt" fo:language="ru" fo:country="RU" officeooo:rsid="00327339" officeooo:paragraph-rsid="004079ce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use-window-font-color="true" style:font-name="Ubuntu Mono" fo:font-size="10pt" fo:language="ru" fo:country="RU" officeooo:rsid="004079ce" officeooo:paragraph-rsid="004079ce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Text_20_body">
      <style:text-properties officeooo:paragraph-rsid="004079ce"/>
    </style:style>
    <style:style style:name="P22" style:family="paragraph" style:parent-style-name="Text_20_body">
      <style:paragraph-properties fo:margin-top="0cm" fo:margin-bottom="0cm" style:contextual-spacing="false"/>
      <style:text-properties style:use-window-font-color="true" style:font-name="Times New Roman" fo:font-size="12pt" fo:language="ru" fo:country="RU" officeooo:rsid="002fe4f7" officeooo:paragraph-rsid="003cf7d6" style:font-name-asian="Times New Roman" style:font-size-asian="12pt" style:font-name-complex="Times New Roman" style:font-size-complex="12pt" style:language-complex="ar" style:country-complex="SA"/>
    </style:style>
    <style:style style:name="P23" style:family="paragraph" style:parent-style-name="Text_20_body">
      <style:paragraph-properties fo:margin-top="0cm" fo:margin-bottom="0cm" style:contextual-spacing="false"/>
      <style:text-properties style:use-window-font-color="true" style:font-name="Ubuntu Mono" fo:font-size="10pt" fo:language="ru" fo:country="RU" officeooo:rsid="004079ce" officeooo:paragraph-rsid="003cf7d6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Обычный_20__28_веб_29_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3bfbf1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en" fo:country="US" officeooo:rsid="003b093b"/>
    </style:style>
    <style:style style:name="T3" style:family="text">
      <style:text-properties fo:language="ru" fo:country="RU" officeooo:rsid="0037e1ed"/>
    </style:style>
    <style:style style:name="T4" style:family="text">
      <style:text-properties officeooo:rsid="0023e6d9"/>
    </style:style>
    <style:style style:name="T5" style:family="text">
      <style:text-properties officeooo:rsid="003bfbf1"/>
    </style:style>
    <style:style style:name="T6" style:family="text">
      <style:text-properties style:text-position="super 58%" officeooo:rsid="003bfbf1"/>
    </style:style>
    <style:style style:name="T7" style:family="text">
      <style:text-properties officeooo:rsid="003cf7d6"/>
    </style:style>
    <style:style style:name="T8" style:family="text">
      <style:text-properties officeooo:rsid="004079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Моделирование производственных систем</text:span>»</text:p>
      <text:p text:style-name="P7">ПО ЛАБОРАТОРНОЙ РАБОТЕ №<text:span text:style-name="T2">3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<text:span text:style-name="T3">Чупраков П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4">3</text:span></text:p>
      <text:p text:style-name="P11"><text:soft-page-break/>Задание</text:p>
      <text:p text:style-name="P17"><text:span text:style-name="T5">Смоделировать решение прямой и обратной задачи для модели:</text:span></text:p>
      <text:p text:style-name="P24"><text:span text:style-name="T5">Сервер обрабатывает запросы, поступающие с автоматизированных рабочих мест (АРМ) с интервалами, распределенными по показательному закону со средним значением </text:span><text:span text:style-name="texample1"><text:span text:style-name="T5">T1= 2 мин</text:span></text:span><text:span text:style-name="T5">. Вычислительная сложность запросов распределена по нормальному закону с математическим ожиданием </text:span><text:span text:style-name="texample1"><text:span text:style-name="T5">S1 = 6 x 10</text:span></text:span><text:span text:style-name="texample1"><text:span text:style-name="T6">7</text:span></text:span><text:span text:style-name="T5"> оп и среднеквадратическим отклонением </text:span><text:span text:style-name="texample1"><text:span text:style-name="T5">S2 = 2*10</text:span></text:span><text:span text:style-name="texample1"><text:span text:style-name="T6">5</text:span></text:span><text:span text:style-name="T5"> Производительность сервера </text:span><text:span text:style-name="texample1"><text:span text:style-name="T5">Q = 6*10</text:span></text:span><text:span text:style-name="texample1"><text:span text:style-name="T6">5</text:span></text:span><text:span text:style-name="texample1"><text:span text:style-name="T5"> оп /c</text:span></text:span><text:span text:style-name="T5">. В случае занятости сервера поступающий запрос теряется.</text:span></text:p>
      <text:p text:style-name="P17"><text:span text:style-name="T5">Прямая:</text:span></text:p>
      <text:p text:style-name="P24"><text:span text:style-name="T5">Построить имитационную модель для определения оценки математического ожидания количества запросов (дальше - количества запросов), обработанных сервером за время функционирования </text:span><text:span text:style-name="texample1"><text:span text:style-name="T5">T = 1 час</text:span></text:span><text:span text:style-name="T5">, и оценки математического ожидания вероятности обработки запросов (дальше - вероятности обработки запросов).</text:span></text:p>
      <text:p text:style-name="P24"><text:span text:style-name="T5"/></text:p>
      <text:p text:style-name="P24"><text:span text:style-name="T5">Обратная:</text:span></text:p>
      <text:p text:style-name="P24"><text:span text:style-name="T5">Построить имитационную модель для определения оценки математического ожидания времени (дальше - времени обработки), за которое будет обработано сервером </text:span><text:span text:style-name="xml_5f_em_5f_italic1"><text:span text:style-name="T5">N </text:span></text:span><text:span text:style-name="T5">запросов, и оценки математического ожидания вероятности обработки запросов.</text:span></text:p>
      <text:p text:style-name="P17"><text:span text:style-name="T5"/></text:p>
      <text:p text:style-name="P13">Фрагменты листинга</text:p>
      <text:p text:style-name="P22"><text:span text:style-name="T7">Прямая задача:</text:span></text:p>
      <text:p text:style-name="P23">T1_<text:tab/><text:tab/>EQU<text:tab/><text:tab/>120<text:tab/>; средний интервал генерации запросов</text:p>
      <text:p text:style-name="P23">S1_<text:tab/><text:tab/>EQU<text:tab/><text:tab/>60000000<text:tab/>; средняя сложность запроса</text:p>
      <text:p text:style-name="P23">S2_<text:tab/><text:tab/>EQU<text:tab/><text:tab/>200000<text:tab/>; дисперсия сложности</text:p>
      <text:p text:style-name="P23">Q_<text:tab/><text:tab/>EQU<text:tab/><text:tab/>600000<text:tab/>; производительность сервера</text:p>
      <text:p text:style-name="P23">VrObr<text:tab/><text:tab/>VARIABLE<text:tab/>(Normal(2,(S1_,(S2_)))/Q_ </text:p>
      <text:p text:style-name="P23">VerObr<text:tab/>VARIABLE<text:tab/>N$ObrZap/N$KolZap</text:p>
      <text:p text:style-name="P23">VrMod <text:tab/>EQU<text:tab/>3600 <text:s text:c="2"/></text:p>
      <text:p text:style-name="P23"/>
      <text:p text:style-name="P23"><text:tab/><text:tab/>GENERATE<text:tab/>(Exponential(1,0,T1_))<text:tab/></text:p>
      <text:p text:style-name="P23">KolZap<text:tab/>GATE NU<text:tab/>Server,PotZap<text:tab/></text:p>
      <text:p text:style-name="P23"><text:tab/><text:tab/>SEIZE<text:tab/>Server<text:tab/></text:p>
      <text:p text:style-name="P23"><text:tab/><text:tab/>ADVANCE<text:tab/>V$VrObr </text:p>
      <text:p text:style-name="P23">ObrZap<text:tab/>RELEASE<text:tab/>Server<text:tab/></text:p>
      <text:p text:style-name="P23">PotZap<text:tab/><text:tab/>TERMINATE<text:tab/></text:p>
      <text:p text:style-name="P23"/>
      <text:p text:style-name="P23"><text:tab/><text:tab/>GENERATE<text:tab/>VrMod</text:p>
      <text:p text:style-name="P23"><text:tab/><text:tab/>TEST L<text:tab/>X$Prog,TG1,Met1<text:tab/></text:p>
      <text:p text:style-name="P23"><text:tab/><text:tab/>SAVEVALUE<text:tab/>Prog,TG1<text:tab/></text:p>
      <text:p text:style-name="P23">Met1<text:tab/><text:tab/>TEST E<text:tab/>TG1,1,Met2<text:tab/></text:p>
      <text:p text:style-name="P23"><text:tab/><text:tab/>SAVEVALUE<text:tab/>VerObr,(N$ObrZap/N$KolZap)<text:tab/></text:p>
      <text:p text:style-name="P23"><text:tab/><text:tab/>SAVEVALUE<text:tab/>Res,(INT(N$ObrZap/X$Prog))<text:tab/></text:p>
      <text:p text:style-name="P23">Met2<text:tab/><text:tab/>TERMINATE<text:tab/>1</text:p>
      <text:p text:style-name="P23"><text:tab/><text:tab/>START<text:tab/>10000</text:p>
      <text:p text:style-name="P23"/>
      <text:p text:style-name="P22"><text:span text:style-name="T7">Обратная задача:</text:span></text:p>
      <text:p text:style-name="P22"><text:span text:style-name="T7"/></text:p>
      <text:p text:style-name="P20">MGenerationPeriod<text:tab/>EQU<text:tab/>120<text:tab/> </text:p>
      <text:p text:style-name="P20">EPerformance<text:tab/>EQU<text:tab/>60000000 </text:p>
      <text:p text:style-name="P20">SDPerformance<text:tab/>EQU<text:tab/>200000<text:tab/> </text:p>
      <text:p text:style-name="P20">PowerOfServer<text:tab/>EQU<text:tab/>600000<text:tab/> <text:s/></text:p>
      <text:p text:style-name="P20">PresicionCoeff<text:tab/>EQU<text:tab/>10</text:p>
      <text:p text:style-name="P20">NumRequests<text:tab/>EQU<text:tab/>163</text:p>
      <text:p text:style-name="P20">VrObr<text:tab/>VARIABLE<text:tab/>(Normal(2,(EPerformance),(SDPerformance)))/PowerOfServer </text:p>
      <text:p text:style-name="P20"><text:span text:style-name="T8"/></text:p>
      <text:p text:style-name="P20"><text:tab/>GENERATE<text:tab/>(Exponential(1,0,MGenerationPeriod))<text:tab/></text:p>
      <text:p text:style-name="P20">KolZap<text:tab/>GATE NU<text:tab/>Server,PotZap <text:s text:c="2"/></text:p>
      <text:p text:style-name="P20"><text:tab/>SEIZE<text:tab/>Server<text:tab/></text:p>
      <text:p text:style-name="P20"><text:tab/>ADVANCE V$VrObr</text:p>
      <text:p text:style-name="P20"><text:tab/>RELEASE<text:tab/>Server<text:tab/></text:p>
      <text:p text:style-name="P20"><text:tab/>TRANSFER<text:tab/>,ObrZap <text:s text:c="2"/></text:p>
      <text:p text:style-name="P20">PotZap<text:tab/>TERMINATE<text:tab/></text:p>
      <text:p text:style-name="P20"><text:span text:style-name="T8"/></text:p>
      <text:p text:style-name="P20"><text:soft-page-break/>ObrZap<text:tab/>TEST L<text:tab/>X$Prog,TG1,Met1<text:tab/></text:p>
      <text:p text:style-name="P20"><text:tab/>SAVEVALUE<text:tab/>Prog,TG1<text:tab/></text:p>
      <text:p text:style-name="P20"><text:tab/>SAVEVALUE<text:tab/>NZap,0 </text:p>
      <text:p text:style-name="P20">Met1<text:tab/>SAVEVALUE<text:tab/>NZap+,1 </text:p>
      <text:p text:style-name="P20"><text:tab/>TEST E<text:tab/>X$NZap,NumRequests,Ter1 </text:p>
      <text:p text:style-name="P20"><text:tab/>TEST E<text:tab/>TG1,1,Met2 </text:p>
      <text:p text:style-name="P20"><text:tab/>SAVEVALUE<text:tab/>VerObr,(N$ObrZap/N$KolZap)<text:tab/></text:p>
      <text:p text:style-name="P20"><text:span text:style-name="T8"/></text:p>
      <text:p text:style-name="P20"><text:tab/>SAVEVALUE<text:tab/>TimeNZap,((AC1-X$AC2)/(X$Prog#PresicionCoeff)) </text:p>
      <text:p text:style-name="P20"><text:span text:style-name="T8"/></text:p>
      <text:p text:style-name="P20"><text:tab/>SAVEVALUE<text:tab/>AC2,AC1 </text:p>
      <text:p text:style-name="P20">Met2<text:tab/>SAVEVALUE<text:tab/>NZap,0 </text:p>
      <text:p text:style-name="P20"><text:tab/>TERMINATE<text:tab/>1</text:p>
      <text:p text:style-name="P20">Ter1<text:tab/>TERMINATE</text:p>
      <text:p text:style-name="P20"><text:tab/>START<text:tab/>1000,NP <text:s text:c="2"/></text:p>
      <text:p text:style-name="P20"><text:tab/>RESET<text:tab/></text:p>
      <text:p text:style-name="P20"><text:tab/>START<text:tab/>9604</text:p>
      <text:p text:style-name="P20"/>
      <text:p text:style-name="P12">Выводы</text:p>
      <text:p text:style-name="P15">Результат <text:span text:style-name="T8">решения прямой задачи:</text:span></text:p>
      <text:p text:style-name="P16"><text:span text:style-name="T8"/></text:p>
      <text:p text:style-name="P19"><text:span text:style-name="T8"/></text:p>
      <text:p text:style-name="P19"><text:span text:style-name="T8"><text:s text:c="14"/>GPSS World Simulation Report - lab3.2.9</text:span></text:p>
      <text:p text:style-name="P19"><text:span text:style-name="T8"/></text:p>
      <text:p text:style-name="P19"><text:span text:style-name="T8"/></text:p>
      <text:p text:style-name="P19"><text:span text:style-name="T8"><text:s text:c="19"/>Thursday, December 12, 2013 12:03:06 <text:s/></text:span></text:p>
      <text:p text:style-name="P19"><text:span text:style-name="T8"/></text:p>
      <text:p text:style-name="P19"><text:span text:style-name="T8"><text:s text:c="11"/>START TIME <text:s text:c="10"/>END TIME <text:s/>BLOCKS <text:s/>FACILITIES <text:s/>STORAGES</text:span></text:p>
      <text:p text:style-name="P19"><text:span text:style-name="T8"><text:s text:c="10"/>3600000.000 <text:s text:c="6"/>39600000.000 <text:s text:c="3"/>13 <text:s text:c="7"/>1 <text:s text:c="9"/>0</text:span></text:p>
      <text:p text:style-name="P19"><text:span text:style-name="T8"/></text:p>
      <text:p text:style-name="P19"><text:span text:style-name="T8"/></text:p>
      <text:p text:style-name="P19"><text:span text:style-name="T8"><text:s text:c="14"/>NAME <text:s text:c="22"/>VALUE <text:s/></text:span></text:p>
      <text:p text:style-name="P19"><text:span text:style-name="T8"><text:s text:c="10"/>KOEF <text:s text:c="27"/>1.000</text:span></text:p>
      <text:p text:style-name="P19"><text:span text:style-name="T8"><text:s text:c="10"/>KOLZAP <text:s text:c="25"/>2.000</text:span></text:p>
      <text:p text:style-name="P19"><text:span text:style-name="T8"><text:s text:c="10"/>MET1 <text:s text:c="26"/>10.000</text:span></text:p>
      <text:p text:style-name="P19"><text:span text:style-name="T8"><text:s text:c="10"/>MET2 <text:s text:c="26"/>13.000</text:span></text:p>
      <text:p text:style-name="P19"><text:span text:style-name="T8"><text:s text:c="10"/>OBRZAP <text:s text:c="25"/>5.000</text:span></text:p>
      <text:p text:style-name="P19"><text:span text:style-name="T8"><text:s text:c="10"/>POTZAP <text:s text:c="25"/>6.000</text:span></text:p>
      <text:p text:style-name="P19"><text:span text:style-name="T8"><text:s text:c="10"/>PROG <text:s text:c="23"/>10009.000</text:span></text:p>
      <text:p text:style-name="P19"><text:span text:style-name="T8"><text:s text:c="10"/>Q_ <text:s text:c="24"/>600000.000</text:span></text:p>
      <text:p text:style-name="P19"><text:span text:style-name="T8"><text:s text:c="10"/>RES <text:s text:c="24"/>10010.000</text:span></text:p>
      <text:p text:style-name="P19"><text:span text:style-name="T8"><text:s text:c="10"/>S1_ <text:s text:c="21"/>60000000.000</text:span></text:p>
      <text:p text:style-name="P19"><text:span text:style-name="T8"><text:s text:c="10"/>S2_ <text:s text:c="23"/>200000.000</text:span></text:p>
      <text:p text:style-name="P19"><text:span text:style-name="T8"><text:s text:c="10"/>SERVER <text:s text:c="21"/>10008.000</text:span></text:p>
      <text:p text:style-name="P19"><text:span text:style-name="T8"><text:s text:c="10"/>T1_ <text:s text:c="26"/>120.000</text:span></text:p>
      <text:p text:style-name="P19"><text:span text:style-name="T8"><text:s text:c="10"/>VEROBR <text:s text:c="21"/>10006.000</text:span></text:p>
      <text:p text:style-name="P19"><text:span text:style-name="T8"><text:s text:c="10"/>VRMOD <text:s text:c="23"/>3600.000</text:span></text:p>
      <text:p text:style-name="P19"><text:span text:style-name="T8"><text:s text:c="10"/>VROBR <text:s text:c="22"/>10005.000</text:span></text:p>
      <text:p text:style-name="P19"><text:span text:style-name="T8"/></text:p>
      <text:p text:style-name="P19"><text:span text:style-name="T8"/></text:p>
      <text:p text:style-name="P19"><text:span text:style-name="T8"><text:s/>LABEL <text:s text:c="13"/>LOC <text:s/>BLOCK TYPE <text:s text:c="4"/>ENTRY COUNT CURRENT COUNT RETRY</text:span></text:p>
      <text:p text:style-name="P19"><text:span text:style-name="T8"><text:s text:c="20"/>1 <text:s text:c="3"/>GENERATE <text:s text:c="7"/>299454 <text:s text:c="12"/>0 <text:s text:c="6"/>0</text:span></text:p>
      <text:p text:style-name="P19"><text:span text:style-name="T8">KOLZAP <text:s text:c="13"/>2 <text:s text:c="3"/>GATE <text:s text:c="11"/>299454 <text:s text:c="12"/>0 <text:s text:c="6"/>0</text:span></text:p>
      <text:p text:style-name="P19"><text:span text:style-name="T8"><text:s text:c="20"/>3 <text:s text:c="3"/>SEIZE <text:s text:c="10"/>163474 <text:s text:c="12"/>0 <text:s text:c="6"/>0</text:span></text:p>
      <text:p text:style-name="P19"><text:span text:style-name="T8"><text:s text:c="20"/>4 <text:s text:c="3"/>ADVANCE <text:s text:c="8"/>163475 <text:s text:c="12"/>0 <text:s text:c="6"/>0</text:span></text:p>
      <text:p text:style-name="P19"><text:span text:style-name="T8">OBRZAP <text:s text:c="13"/>5 <text:s text:c="3"/>RELEASE <text:s text:c="8"/>163475 <text:s text:c="12"/>0 <text:s text:c="6"/>0</text:span></text:p>
      <text:p text:style-name="P19"><text:span text:style-name="T8">POTZAP <text:s text:c="13"/>6 <text:s text:c="3"/>TERMINATE <text:s text:c="6"/>299455 <text:s text:c="12"/>0 <text:s text:c="6"/>0</text:span></text:p>
      <text:p text:style-name="P19"><text:span text:style-name="T8"><text:s text:c="20"/>7 <text:s text:c="3"/>GENERATE <text:s text:c="8"/>10000 <text:s text:c="12"/>0 <text:s text:c="6"/>0</text:span></text:p>
      <text:p text:style-name="P19"><text:span text:style-name="T8"><text:s text:c="20"/>8 <text:s text:c="3"/>TEST <text:s text:c="12"/>10000 <text:s text:c="12"/>0 <text:s text:c="6"/>0</text:span></text:p>
      <text:p text:style-name="P19"><text:span text:style-name="T8"><text:s text:c="20"/>9 <text:s text:c="3"/>SAVEVALUE <text:s text:c="11"/>1 <text:s text:c="12"/>0 <text:s text:c="6"/>0</text:span></text:p>
      <text:p text:style-name="P19"><text:span text:style-name="T8">MET1 <text:s text:c="14"/>10 <text:s text:c="3"/>TEST <text:s text:c="12"/>10000 <text:s text:c="12"/>0 <text:s text:c="6"/>0</text:span></text:p>
      <text:p text:style-name="P19"><text:span text:style-name="T8"><text:s text:c="19"/>11 <text:s text:c="3"/>SAVEVALUE <text:s text:c="11"/>1 <text:s text:c="12"/>0 <text:s text:c="6"/>0</text:span></text:p>
      <text:p text:style-name="P19"><text:span text:style-name="T8"><text:s text:c="19"/>12 <text:s text:c="3"/>SAVEVALUE <text:s text:c="11"/>1 <text:s text:c="12"/>0 <text:s text:c="6"/>0</text:span></text:p>
      <text:p text:style-name="P19"><text:span text:style-name="T8">MET2 <text:s text:c="14"/>13 <text:s text:c="3"/>TERMINATE <text:s text:c="7"/>10000 <text:s text:c="12"/>0 <text:s text:c="6"/>0</text:span></text:p>
      <text:p text:style-name="P19"><text:span text:style-name="T8"/></text:p>
      <text:p text:style-name="P19"><text:span text:style-name="T8"/></text:p>
      <text:p text:style-name="P19"><text:span text:style-name="T8">FACILITY <text:s text:c="8"/>ENTRIES <text:s/>UTIL. <text:s text:c="2"/>AVE. TIME AVAIL. OWNER PEND INTER RETRY DELAY</text:span></text:p>
      <text:p text:style-name="P19"><text:span text:style-name="T8"><text:s/>SERVER <text:s text:c="10"/>163475 <text:s text:c="3"/>0.454 <text:s text:c="5"/>99.999 <text:s/>1 <text:s text:c="7"/>0 <text:s text:c="3"/>0 <text:s text:c="3"/>0 <text:s text:c="4"/>0 <text:s text:c="5"/>0</text:span></text:p>
      <text:p text:style-name="P19"><text:span text:style-name="T8"/></text:p>
      <text:p text:style-name="P19"><text:span text:style-name="T8"/></text:p>
      <text:p text:style-name="P19"><text:span text:style-name="T8">SAVEVALUE <text:s text:c="14"/>RETRY <text:s text:c="6"/>VALUE</text:span></text:p>
      <text:p text:style-name="P19"><text:span text:style-name="T8"><text:s/>VEROBR <text:s text:c="18"/>0 <text:s text:c="9"/>0.546 <text:s text:c="27"/></text:span></text:p>
      <text:p text:style-name="P19"><text:span text:style-name="T8"><text:s/>PROG <text:s text:c="20"/>0 <text:s text:c="5"/>10000.000 <text:s text:c="27"/></text:span></text:p>
      <text:p text:style-name="P19"><text:span text:style-name="T8"><text:s/>RES <text:s text:c="21"/>0 <text:s text:c="8"/>16.348 <text:s text:c="27"/></text:span></text:p>
      <text:p text:style-name="P19"><text:soft-page-break/><text:span text:style-name="T8"/></text:p>
      <text:p text:style-name="P19"><text:span text:style-name="T8"/></text:p>
      <text:p text:style-name="P19"><text:span text:style-name="T8">FEC XN <text:s text:c="2"/>PRI <text:s text:c="8"/>BDT <text:s text:c="5"/>ASSEM <text:s/>CURRENT <text:s/>NEXT <text:s/>PARAMETER <text:s text:c="3"/>VALUE</text:span></text:p>
      <text:p text:style-name="P19"><text:span text:style-name="T8">340309 <text:s text:c="3"/>0 <text:s text:c="3"/>39600044.261 <text:s text:c="2"/>340309 <text:s text:c="5"/>0 <text:s text:c="5"/>1</text:span></text:p>
      <text:p text:style-name="P19"><text:span text:style-name="T8">340310 <text:s text:c="3"/>0 <text:s text:c="3"/>39603600.000 <text:s text:c="2"/>340310 <text:s text:c="5"/>0 <text:s text:c="5"/>7</text:span></text:p>
      <text:p text:style-name="P16"><text:span text:style-name="T8"/></text:p>
      <text:p text:style-name="P16"><text:span text:style-name="T8"/></text:p>
      <text:p text:style-name="P16"><text:span text:style-name="T8">Результат решения обратной задачи:</text:span></text:p>
      <text:p text:style-name="P18"><text:span text:style-name="T8"/></text:p>
      <text:p text:style-name="P20"/>
      <text:p text:style-name="P20"><text:s text:c="14"/>GPSS World Simulation Report - lab3_obr.1.2</text:p>
      <text:p text:style-name="P20"/>
      <text:p text:style-name="P20"/>
      <text:p text:style-name="P20"><text:s text:c="19"/>Thursday, December 12, 2013 12:20:53 <text:s/></text:p>
      <text:p text:style-name="P20"/>
      <text:p text:style-name="P20"><text:s text:c="11"/>START TIME <text:s text:c="10"/>END TIME <text:s/>BLOCKS <text:s/>FACILITIES <text:s/>STORAGES</text:p>
      <text:p text:style-name="P20"><text:s text:c="9"/>35885244.513 <text:s text:c="5"/>380333115.984 <text:s text:c="3"/>19 <text:s text:c="7"/>1 <text:s text:c="9"/>0</text:p>
      <text:p text:style-name="P20"/>
      <text:p text:style-name="P20"/>
      <text:p text:style-name="P20"><text:s text:c="14"/>NAME <text:s text:c="22"/>VALUE <text:s/></text:p>
      <text:p text:style-name="P20"><text:s text:c="10"/>AC2 <text:s text:c="24"/>10012.000</text:p>
      <text:p text:style-name="P20"><text:s text:c="10"/>EPERFORMANCE <text:s text:c="12"/>60000000.000</text:p>
      <text:p text:style-name="P20"><text:s text:c="10"/>KOLZAP <text:s text:c="25"/>2.000</text:p>
      <text:p text:style-name="P20"><text:s text:c="10"/>MET1 <text:s text:c="26"/>11.000</text:p>
      <text:p text:style-name="P20"><text:s text:c="10"/>MET2 <text:s text:c="26"/>17.000</text:p>
      <text:p text:style-name="P20"><text:s text:c="10"/>MGENERATIONPERIOD <text:s text:c="12"/>120.000</text:p>
      <text:p text:style-name="P20"><text:s text:c="10"/>NUMREQUESTS <text:s text:c="18"/>163.000</text:p>
      <text:p text:style-name="P20"><text:s text:c="10"/>NZAP <text:s text:c="23"/>10009.000</text:p>
      <text:p text:style-name="P20"><text:s text:c="10"/>OBRZAP <text:s text:c="25"/>8.000</text:p>
      <text:p text:style-name="P20"><text:s text:c="10"/>POTZAP <text:s text:c="25"/>7.000</text:p>
      <text:p text:style-name="P20"><text:s text:c="10"/>POWEROFSERVER <text:s text:c="13"/>600000.000</text:p>
      <text:p text:style-name="P20"><text:s text:c="10"/>PRESICIONCOEFF <text:s text:c="16"/>10.000</text:p>
      <text:p text:style-name="P20"><text:s text:c="10"/>PROG <text:s text:c="23"/>10008.000</text:p>
      <text:p text:style-name="P20"><text:s text:c="10"/>SDPERFORMANCE <text:s text:c="13"/>200000.000</text:p>
      <text:p text:style-name="P20"><text:s text:c="10"/>SERVER <text:s text:c="21"/>10007.000</text:p>
      <text:p text:style-name="P20"><text:s text:c="10"/>TER1 <text:s text:c="26"/>19.000</text:p>
      <text:p text:style-name="P20"><text:s text:c="10"/>TIMENZAP <text:s text:c="19"/>10011.000</text:p>
      <text:p text:style-name="P20"><text:s text:c="10"/>VEROBR <text:s text:c="21"/>10010.000</text:p>
      <text:p text:style-name="P20"><text:s text:c="10"/>VROBR <text:s text:c="22"/>10006.000</text:p>
      <text:p text:style-name="P20"/>
      <text:p text:style-name="P20"/>
      <text:p text:style-name="P20"><text:s/>LABEL <text:s text:c="13"/>LOC <text:s/>BLOCK TYPE <text:s text:c="4"/>ENTRY COUNT CURRENT COUNT RETRY</text:p>
      <text:p text:style-name="P20"><text:s text:c="20"/>1 <text:s text:c="3"/>GENERATE <text:s text:c="6"/>2869746 <text:s text:c="12"/>0 <text:s text:c="6"/>0</text:p>
      <text:p text:style-name="P20">KOLZAP <text:s text:c="13"/>2 <text:s text:c="3"/>GATE <text:s text:c="10"/>2869746 <text:s text:c="12"/>0 <text:s text:c="6"/>0</text:p>
      <text:p text:style-name="P20"><text:s text:c="20"/>3 <text:s text:c="3"/>SEIZE <text:s text:c="9"/>1565452 <text:s text:c="12"/>0 <text:s text:c="6"/>0</text:p>
      <text:p text:style-name="P20"><text:s text:c="20"/>4 <text:s text:c="3"/>ADVANCE <text:s text:c="7"/>1565452 <text:s text:c="12"/>0 <text:s text:c="6"/>0</text:p>
      <text:p text:style-name="P20"><text:s text:c="20"/>5 <text:s text:c="3"/>RELEASE <text:s text:c="7"/>1565452 <text:s text:c="12"/>0 <text:s text:c="6"/>0</text:p>
      <text:p text:style-name="P20"><text:s text:c="20"/>6 <text:s text:c="3"/>TRANSFER <text:s text:c="6"/>1565452 <text:s text:c="12"/>0 <text:s text:c="6"/>0</text:p>
      <text:p text:style-name="P20">POTZAP <text:s text:c="13"/>7 <text:s text:c="3"/>TERMINATE <text:s text:c="5"/>1304294 <text:s text:c="12"/>0 <text:s text:c="6"/>0</text:p>
      <text:p text:style-name="P20">OBRZAP <text:s text:c="13"/>8 <text:s text:c="3"/>TEST <text:s text:c="10"/>1565452 <text:s text:c="12"/>0 <text:s text:c="6"/>0</text:p>
      <text:p text:style-name="P20"><text:s text:c="20"/>9 <text:s text:c="3"/>SAVEVALUE <text:s text:c="11"/>1 <text:s text:c="12"/>0 <text:s text:c="6"/>0</text:p>
      <text:p text:style-name="P20"><text:s text:c="19"/>10 <text:s text:c="3"/>SAVEVALUE <text:s text:c="11"/>1 <text:s text:c="12"/>0 <text:s text:c="6"/>0</text:p>
      <text:p text:style-name="P20">MET1 <text:s text:c="14"/>11 <text:s text:c="3"/>SAVEVALUE <text:s text:c="5"/>1565452 <text:s text:c="12"/>0 <text:s text:c="6"/>0</text:p>
      <text:p text:style-name="P20"><text:s text:c="19"/>12 <text:s text:c="3"/>TEST <text:s text:c="10"/>1565452 <text:s text:c="12"/>0 <text:s text:c="6"/>0</text:p>
      <text:p text:style-name="P20"><text:s text:c="19"/>13 <text:s text:c="3"/>TEST <text:s text:c="13"/>9604 <text:s text:c="12"/>0 <text:s text:c="6"/>0</text:p>
      <text:p text:style-name="P20"><text:s text:c="19"/>14 <text:s text:c="3"/>SAVEVALUE <text:s text:c="11"/>1 <text:s text:c="12"/>0 <text:s text:c="6"/>0</text:p>
      <text:p text:style-name="P20"><text:s text:c="19"/>15 <text:s text:c="3"/>SAVEVALUE <text:s text:c="11"/>1 <text:s text:c="12"/>0 <text:s text:c="6"/>0</text:p>
      <text:p text:style-name="P20"><text:s text:c="19"/>16 <text:s text:c="3"/>SAVEVALUE <text:s text:c="11"/>1 <text:s text:c="12"/>0 <text:s text:c="6"/>0</text:p>
      <text:p text:style-name="P20">MET2 <text:s text:c="14"/>17 <text:s text:c="3"/>SAVEVALUE <text:s text:c="8"/>9604 <text:s text:c="12"/>0 <text:s text:c="6"/>0</text:p>
      <text:p text:style-name="P20"><text:s text:c="19"/>18 <text:s text:c="3"/>TERMINATE <text:s text:c="8"/>9604 <text:s text:c="12"/>0 <text:s text:c="6"/>0</text:p>
      <text:p text:style-name="P20">TER1 <text:s text:c="14"/>19 <text:s text:c="3"/>TERMINATE <text:s text:c="5"/>1555848 <text:s text:c="12"/>0 <text:s text:c="6"/>0</text:p>
      <text:p text:style-name="P20"/>
      <text:p text:style-name="P20"/>
      <text:p text:style-name="P20">FACILITY <text:s text:c="8"/>ENTRIES <text:s/>UTIL. <text:s text:c="2"/>AVE. TIME AVAIL. OWNER PEND INTER RETRY DELAY</text:p>
      <text:p text:style-name="P20"><text:s/>SERVER <text:s text:c="10"/>1565452 <text:s text:c="3"/>0.454 <text:s text:c="4"/>100.000 <text:s/>1 <text:s text:c="7"/>0 <text:s text:c="3"/>0 <text:s text:c="3"/>0 <text:s text:c="4"/>0 <text:s text:c="5"/>0</text:p>
      <text:p text:style-name="P20"/>
      <text:p text:style-name="P20"/>
      <text:p text:style-name="P20">SAVEVALUE <text:s text:c="14"/>RETRY <text:s text:c="6"/>VALUE</text:p>
      <text:p text:style-name="P20"><text:s/>PROG <text:s text:c="20"/>0 <text:s text:c="6"/>9604.000 <text:s text:c="27"/></text:p>
      <text:p text:style-name="P20"><text:s/>NZAP <text:s text:c="20"/>0 <text:s text:c="13"/>0 <text:s text:c="27"/></text:p>
      <text:p text:style-name="P20"><text:s/>VEROBR <text:s text:c="18"/>0 <text:s text:c="9"/>0.546 <text:s text:c="27"/></text:p>
      <text:p text:style-name="P20"><text:s/>TIMENZAP <text:s text:c="16"/>0 <text:s text:c="6"/>3586.504 <text:s text:c="27"/></text:p>
      <text:p text:style-name="P20"><text:s/>AC2 <text:s text:c="21"/>0 <text:s text:c="2"/>380333115.984 <text:s text:c="26"/></text:p>
      <text:p text:style-name="P20"/>
      <text:p text:style-name="P20"><text:soft-page-break/></text:p>
      <text:p text:style-name="P20">FEC XN <text:s text:c="2"/>PRI <text:s text:c="8"/>BDT <text:s text:c="5"/>ASSEM <text:s/>CURRENT <text:s/>NEXT <text:s/>PARAMETER <text:s text:c="3"/>VALUE</text:p>
      <text:p text:style-name="P20">3168160 <text:s text:c="3"/>0 <text:s text:c="2"/>380333240.800 <text:s text:c="2"/>3168160 <text:s text:c="5"/>0 <text:s text:c="5"/>1</text:p>
      <text:p text:style-name="P20"/>
      <text:p text:style-name="P20"/>
      <text:p text:style-name="P21"><text:span text:style-name="T8">В результате решения задач видно было обнаружено, что за час сервер будет обрабатывать в среднем 16.348 запросов с вероятностью обработки 0.546 запросов, а 16.3 запроса <text:s/>обработает за <text:s/>3586 секунд с вероятностью 0.546</text:span></text:p>
      <text:p text:style-name="P2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ohit Hindi3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Droid Sans Fallback1" svg:font-family="'Droid Sans Fallback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Standard" style:class="extra">
      <style:text-properties style:font-name="Courier New" style:font-name-complex="Courier New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texample1" style:family="text" style:parent-style-name="Основной_20_шрифт_20_абзаца">
      <style:text-properties fo:color="#222222" style:font-name="Courier New" fo:font-size="10pt" style:font-size-asian="10pt" style:font-name-complex="Courier New" style:font-size-complex="10pt"/>
    </style:style>
    <style:style style:name="xml_5f_em_5f_italic1" style:display-name="xml_em_italic1" style:family="text" style:parent-style-name="Основной_20_шрифт_20_абзаца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2-12T12:24:00</dc:date>
    <meta:print-date>2013-03-23T11:35:01</meta:print-date>
    <meta:editing-cycles>79</meta:editing-cycles>
    <meta:editing-duration>PT15H26M14S</meta:editing-duration>
    <meta:generator>LibreOffice/4.0.2.2$Linux_X86_64 LibreOffice_project/400m0$Build-2</meta:generator>
    <meta:document-statistic meta:table-count="0" meta:image-count="0" meta:object-count="0" meta:page-count="5" meta:paragraph-count="175" meta:word-count="787" meta:character-count="9047" meta:non-whitespace-character-count="4712"/>
    <meta:user-defined meta:name="Поле 1"/>
    <meta:user-defined meta:name="Поле 2"/>
    <meta:user-defined meta:name="Поле 3"/>
    <meta:user-defined meta:name="Поле 4"/>
  </office:meta>
</office:document-meta>
</file>